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20:37:19.923117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09T20:37:33.762491529</dc:date>
    <meta:editing-duration>P7DT4H33M28S</meta:editing-duration>
    <meta:editing-cycles>478</meta:editing-cycles>
    <meta:generator>LibreOffice/5.2.7.2$Linux_X86_64 LibreOffice_project/20m0$Build-2</meta:generator>
    <meta:document-statistic meta:table-count="1" meta:cell-count="5417" meta:object-count="0"/>
  </office:meta>
</office:document-meta>
</file>